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e007" officeooo:paragraph-rsid="001ae007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1ae007" officeooo:paragraph-rsid="001ae00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rial" officeooo:rsid="001c16e7" officeooo:paragraph-rsid="001c16e7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1c16e7" officeooo:paragraph-rsid="001c16e7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1db2c8" officeooo:paragraph-rsid="001db2c8"/>
    </style:style>
    <style:style style:name="P6" style:family="paragraph" style:parent-style-name="Standard">
      <style:text-properties style:font-name="arial" style:text-underline-style="solid" style:text-underline-width="auto" style:text-underline-color="font-color" officeooo:rsid="001f0fb2" officeooo:paragraph-rsid="001f0fb2"/>
    </style:style>
    <style:style style:name="P7" style:family="paragraph" style:parent-style-name="Standard">
      <style:text-properties style:font-name="arial" officeooo:rsid="001f0fb2" officeooo:paragraph-rsid="001f0fb2"/>
    </style:style>
    <style:style style:name="P8" style:family="paragraph" style:parent-style-name="Standard">
      <style:text-properties style:font-name="arial" style:text-underline-style="none" officeooo:rsid="001db2c8" officeooo:paragraph-rsid="001db2c8"/>
    </style:style>
    <style:style style:name="P9" style:family="paragraph" style:parent-style-name="Standard">
      <style:text-properties style:font-name="arial" style:text-underline-style="none" officeooo:rsid="00213b3f" officeooo:paragraph-rsid="00213b3f"/>
    </style:style>
    <style:style style:name="T1" style:family="text">
      <style:text-properties officeooo:rsid="001f3505"/>
    </style:style>
    <style:style style:name="T2" style:family="text">
      <style:text-properties officeooo:rsid="0022f25c"/>
    </style:style>
    <style:style style:name="T3" style:family="text">
      <style:text-properties officeooo:rsid="0028f1eb"/>
    </style:style>
    <style:style style:name="T4" style:family="text">
      <style:text-properties officeooo:rsid="0029c7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iggers</text:p>
      <text:p text:style-name="P1"/>
      <text:p text:style-name="P5">Projet :</text:p>
      <text:p text:style-name="P8">-Avant création <text:span text:style-name="T1">porjet</text:span> : vérifier que que le bénéficiaire a rembourser tous ses prêts.</text:p>
      <text:p text:style-name="P9">FAIT</text:p>
      <text:p text:style-name="P4"/>
      <text:p text:style-name="P4">Transaction :</text:p>
      <text:p text:style-name="P3">-Avant <text:span text:style-name="T1">création </text:span>transaction : vérifier que le solde de l’utilisateur moins le don n’est pas inférieur a 0. <text:span text:style-name="T4">FAIT</text:span></text:p>
      <text:p text:style-name="P3">-Avant <text:span text:style-name="T1">création </text:span>transaction : si le montant dépasse une certaine somme de catégorie, alors prêt remboursement = false (prêt pas encore rembourser), sinon prêt remboursement = true. <text:span text:style-name="T2">FAIT</text:span></text:p>
      <text:p text:style-name="P3">-Après <text:span text:style-name="T1">création </text:span>transaction : envoyer un message a l’utilisateur et bénéficiaire a propos du don.</text:p>
      <text:p text:style-name="P3"/>
      <text:p text:style-name="P6">Temps :</text:p>
      <text:p text:style-name="P7">-<text:span text:style-name="T1">Après modification temps : clôture de projet, </text:span>si objectif non atteint, rembourser les dons (avec frais de gestions) = augmentation solde utilisateur. <text:span text:style-name="T1">Sinon, modifier les prêt en prélèvement et modifier solde utilisateur.</text:span></text:p>
      <text:p text:style-name="P7">-<text:span text:style-name="T1">Après modification temps : si date de fin – date actuelle = 2 alors envoyer un message a tous les utilisateur qui non pas fait de don encore au projet.</text:span></text:p>
      <text:p text:style-name="P7">-<text:span text:style-name="T3">Après modification : envoie un « mail » (pas encore sur) a tous les prospect.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3:17:03.328694208</meta:creation-date>
    <dc:date>2019-05-04T13:44:07.759990284</dc:date>
    <meta:editing-duration>PT1H31M45S</meta:editing-duration>
    <meta:editing-cycles>8</meta:editing-cycles>
    <meta:generator>LibreOffice/6.2.3.2$Linux_X86_64 LibreOffice_project/6bd8f51f0bb0f42344f66a65ca86e692fe0f70bc</meta:generator>
    <meta:document-statistic meta:table-count="0" meta:image-count="0" meta:object-count="0" meta:page-count="1" meta:paragraph-count="12" meta:word-count="160" meta:character-count="970" meta:non-whitespace-character-count="821"/>
  </office:meta>
</office:document-meta>
</file>